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96cm"/>
    </style:style>
    <style:style style:name="co2" style:family="table-column">
      <style:table-column-properties fo:break-before="auto" style:column-width="2.82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List_20_1">
      <style:table-properties table:display="true" style:writing-mode="lr-tb"/>
    </style:style>
    <style:style style:name="ce1" style:family="table-cell" style:parent-style-name="Default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font-size="10.5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a4c2f4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st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1" office:value-type="string" calcext:value-type="string">
            <text:p>WEAPONS</text:p>
          </table:table-cell>
          <table:table-cell table:style-name="ce1" office:value-type="string" calcext:value-type="string">
            <text:p>CE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tormPistol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laserPistol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zscStrifeCrossbow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taffBlaster</text:p>
          </table:table-cell>
          <table:table-cell table:style-name="ce2" office:value-type="string" calcext:value-type="string">
            <text:p>--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zscAssaultGun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zscMiniMissileLauncher</text:p>
          </table:table-cell>
          <table:table-cell table:style-name="ce2" office:value-type="float" office:value="650" calcext:value-type="float">
            <text:p>65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zscFlameThrower</text:p>
          </table:table-cell>
          <table:table-cell table:style-name="ce2" office:value-type="float" office:value="850" calcext:value-type="float">
            <text:p>85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zscStrifeGrenadeLauncher</text:p>
          </table:table-cell>
          <table:table-cell table:style-name="ce2" office:value-type="float" office:value="750" calcext:value-type="float">
            <text:p>75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zscMauler</text:p>
          </table:table-cell>
          <table:table-cell table:style-name="ce2" office:value-type="float" office:value="950" calcext:value-type="float">
            <text:p>95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houlderGun</text:p>
          </table:table-cell>
          <table:table-cell table:style-name="ce2" office:value-type="string" calcext:value-type="string">
            <text:p>--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ARMOR</text:p>
          </table:table-cell>
          <table:table-cell table:style-name="ce3"/>
          <table:table-cell table:number-columns-repeated="62"/>
        </table:table-row>
        <table:table-row table:style-name="ro1">
          <table:table-cell table:style-name="ce2" office:value-type="string" calcext:value-type="string">
            <text:p>wosLeatherArmor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MetalArmor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BinderArmorBasic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BinderArmorAdvanced</text:p>
          </table:table-cell>
          <table:table-cell table:style-name="ce2" office:value-type="float" office:value="240" calcext:value-type="float">
            <text:p>24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KineticArmor</text:p>
          </table:table-cell>
          <table:table-cell table:style-name="ce2" office:value-type="float" office:value="360" calcext:value-type="float">
            <text:p>36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ITEMS</text:p>
          </table:table-cell>
          <table:table-cell table:style-name="ce3"/>
          <table:table-cell table:number-columns-repeated="62"/>
        </table:table-row>
        <table:table-row table:style-name="ro1">
          <table:table-cell table:style-name="ce2" office:value-type="string" calcext:value-type="string">
            <text:p>wosBoltsElectric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BoltsPoison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BundlePoison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BundleElectric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BulletsBox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EnergyPod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EnergyKit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EnergyPack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BulletCartridge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BundleMiniMissile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HEGrenadeBox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PhosphorusGrenadeBox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ammoSatchel_item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ArmorShard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PortableMap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BlasterTurret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DeployableShield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EnvSuit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FlameTurret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Flare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FlareBox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WaterBottl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BeerBottl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AleBottl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VineBottl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Hamburge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Cheeseburge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Bigburge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CheeseburgerDouble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Hotdog0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Hotdog0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Donut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FoodBox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FoodRation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FoodRation2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FoodRation3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GrilledChicken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GrenadeE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GrenadeF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GrenadeG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Hyposprej</text:p>
          </table:table-cell>
          <table:table-cell table:style-name="ce2" office:value-type="string" calcext:value-type="string">
            <text:p>25(10)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Kombopack</text:p>
          </table:table-cell>
          <table:table-cell table:style-name="ce2" office:value-type="string" calcext:value-type="string">
            <text:p>50(25)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InstaLek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zscMedPatch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zscMedicalKit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zscSurgeryKit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wosi_StimDevice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InterceptorDrone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NightEyeDevice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Rebreather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RegenModule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ShadowArmor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houlderGunCharger</text:p>
          </table:table-cell>
          <table:table-cell table:style-name="ce2" office:value-type="string" calcext:value-type="string">
            <text:p>--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SpringMine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Swarmers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Targeter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62"/>
        </table:table-row>
        <table:table-row table:style-name="ro2">
          <table:table-cell table:style-name="ce6" office:value-type="string" calcext:value-type="string">
            <text:p>wosBinocular</text:p>
          </table:table-cell>
          <table:table-cell table:style-name="ce6" office:value-type="float" office:value="120" calcext:value-type="float">
            <text:p>120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 table:number-rows-repeated="78">
          <table:table-cell table:style-name="ce6" table:number-columns-repeated="2"/>
          <table:table-cell table:number-columns-repeated="62"/>
        </table:table-row>
        <table:table-row table:style-name="ro2" table:number-rows-repeated="104842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9">00.00.0000</text:date>, <text:time style:data-style-name="N2" text:time-value="21:57:39.3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st_20_1" style:display-name="PageStyle_Lis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2-04-09T21:58:46.195000000</dc:date>
    <meta:editing-duration>PT19M25S</meta:editing-duration>
    <meta:editing-cycles>6</meta:editing-cycles>
    <meta:document-statistic meta:table-count="1" meta:cell-count="148" meta:object-count="0"/>
  </office:meta>
</office:document-meta>
</file>